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a5bc1" officeooo:paragraph-rsid="000a5bc1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dule 3 Review</text:h>
      <text:p text:style-name="Text_20_body"/>
      <text:p text:style-name="Text_20_body"/>
      <text:p text:style-name="P3">TOTAL POINTS 12</text:p>
      <text:section text:style-name="Sect1" text:name="s0gpZpS9Eee_dAqwWML0oA@0-legend">
        <text:p text:style-name="P3">1.</text:p>
        <text:p text:style-name="Text_20_body">Question 1</text:p>
        <text:p text:style-name="Text_20_body">REST uses several HTTP methods to communicate. Which HTTP method should not make a change to data on the server?</text:p>
        <text:p text:style-name="P2">GET</text:p>
        <text:p text:style-name="P3">1 point</text:p>
        <text:p text:style-name="P3"/>
        <text:p text:style-name="P3"/>
        <text:p text:style-name="P3"/>
      </text:section>
      <text:section text:style-name="Sect1" text:name="0MMBhpS9EeeHLRIiVqSXOA@0-legend">
        <text:p text:style-name="P3">2.</text:p>
        <text:p text:style-name="Text_20_body">Question 2</text:p>
        <text:p text:style-name="Text_20_body">Which of these are constraints of REST architectures? Choose the <text:span text:style-name="Strong_20_Emphasis">three correct</text:span> answers.</text:p>
        <text:p text:style-name="P3">1 point</text:p>
      </text:section>
      <text:p text:style-name="Text_20_body"><text:span text:style-name="T1">Layered and client-server based</text:span> </text:p>
      <text:p text:style-name="Text_20_body">Interactions rely on state</text:p>
      <text:p text:style-name="P1">Uniform interface for communication</text:p>
      <text:p text:style-name="Text_20_body"><text:span text:style-name="T1">Clients can cache responses</text:span> </text:p>
      <text:p text:style-name="Text_20_body"/>
      <text:p text:style-name="Text_20_body"/>
      <text:p text:style-name="Text_20_body"/>
      <text:section text:style-name="Sect1" text:name="Hc7Sb5S-EeeHLRIiVqSXOA@0-legend">
        <text:p text:style-name="P3">3.</text:p>
        <text:p text:style-name="Text_20_body">Question 3</text:p>
        <text:p text:style-name="Text_20_body">According to REST best practices, where should you specify what format the input and output messages are in?</text:p>
        <text:p text:style-name="P3">1 point</text:p>
      </text:section>
      <text:p text:style-name="Text_20_body">XML schema </text:p>
      <text:p text:style-name="P1">HTTP headers</text:p>
      <text:p text:style-name="Text_20_body">sub-resources in the URI </text:p>
      <text:p text:style-name="Text_20_body">Parameters in the URI </text:p>
      <text:p text:style-name="Text_20_body"/>
      <text:p text:style-name="Text_20_body"/>
      <text:p text:style-name="Text_20_body"><text:soft-page-break/></text:p>
      <text:section text:style-name="Sect1" text:name="WDt8yJS-EeegfA78L79K-g@0-legend">
        <text:p text:style-name="P3">4.</text:p>
        <text:p text:style-name="Text_20_body">Question 4</text:p>
        <text:p text:style-name="Text_20_body">Which of these are acceptable REST URIs according to best practices? Choose the <text:span text:style-name="Strong_20_Emphasis">two correct</text:span> answers.</text:p>
        <text:p text:style-name="P3">1 point</text:p>
      </text:section>
      <text:p text:style-name="P1">/students/</text:p>
      <text:p text:style-name="Text_20_body"><text:span text:style-name="T1">/students/3/</text:span> </text:p>
      <text:p text:style-name="Text_20_body">/student/ </text:p>
      <text:p text:style-name="Text_20_body">/getstudent/</text:p>
      <text:p text:style-name="Text_20_body"/>
      <text:p text:style-name="Text_20_body"/>
      <text:p text:style-name="Text_20_body"/>
      <text:p text:style-name="Text_20_body"/>
      <text:section text:style-name="Sect1" text:name="n_KOsJS-Eee_dAqwWML0oA@0-legend">
        <text:p text:style-name="P3">5.</text:p>
        <text:p text:style-name="Text_20_body">Question 5</text:p>
        <text:p text:style-name="Text_20_body">Which of these is<text:span text:style-name="Strong_20_Emphasis"> NOT</text:span> used in developing RESTful web services?</text:p>
        <text:p text:style-name="P3">1 point</text:p>
      </text:section>
      <text:p text:style-name="Text_20_body">JSON</text:p>
      <text:p text:style-name="Text_20_body">XML</text:p>
      <text:p text:style-name="Text_20_body"><text:span text:style-name="T1">SOAP</text:span> </text:p>
      <text:p text:style-name="Text_20_body">simple text</text:p>
      <text:p text:style-name="Text_20_body"/>
      <text:p text:style-name="Text_20_body"/>
      <text:p text:style-name="Text_20_body"/>
      <text:p text:style-name="Text_20_body"/>
      <text:section text:style-name="Sect1" text:name="HXMoo5S_Eee_dAqwWML0oA@0-legend">
        <text:p text:style-name="P3">6.</text:p>
        <text:p text:style-name="Text_20_body">Question 6</text:p>
        <text:p text:style-name="Text_20_body">By convention, which HTML method is usually used to create a <text:span text:style-name="Emphasis">new resource</text:span>?</text:p>
        <text:p text:style-name="P3">1 point</text:p>
      </text:section>
      <text:p text:style-name="P1">POST</text:p>
      <text:p text:style-name="Text_20_body">PATCH </text:p>
      <text:p text:style-name="Text_20_body">DELETE </text:p>
      <text:p text:style-name="Text_20_body">PUT </text:p>
      <text:section text:style-name="Sect1" text:name="XDxPOpS_EeegfA78L79K-g@0-legend">
        <text:p text:style-name="P3"><text:soft-page-break/>7.</text:p>
        <text:p text:style-name="Text_20_body">Question 7</text:p>
        <text:p text:style-name="Text_20_body">What is the recommended way to not break functionality if your RESTful API is being used by many users?</text:p>
        <text:p text:style-name="P3">1 point</text:p>
      </text:section>
      <text:p text:style-name="Text_20_body"><text:span text:style-name="T1">version your API</text:span> </text:p>
      <text:p text:style-name="Text_20_body">Refactor the service, keeping the API the same </text:p>
      <text:p text:style-name="Text_20_body">Describe your service with WSDL</text:p>
      <text:p text:style-name="Text_20_body">Subscribe your service consumers to change notifications</text:p>
      <text:p text:style-name="Text_20_body"/>
      <text:p text:style-name="Text_20_body"/>
      <text:p text:style-name="Text_20_body"/>
      <text:p text:style-name="Text_20_body"/>
      <text:section text:style-name="Sect1" text:name="lyqFjZS_Eee_dAqwWML0oA@0-legend">
        <text:p text:style-name="P3">8.</text:p>
        <text:p text:style-name="Text_20_body">Question 8</text:p>
        <text:p text:style-name="Text_20_body">Which of these best describes microservices?</text:p>
        <text:p text:style-name="P3">1 point</text:p>
      </text:section>
      <text:p text:style-name="Text_20_body">Replicating services and modifying them to fill other roles </text:p>
      <text:p text:style-name="P1">Web service architectures consisting of lots of small, modular services</text:p>
      <text:p text:style-name="Text_20_body">a variation of SOA applied on an application scale</text:p>
      <text:p text:style-name="Text_20_body">Migrating business functionality into a set of services incrementally instead of all at once </text:p>
      <text:p text:style-name="Text_20_body"/>
      <text:p text:style-name="Text_20_body"/>
      <text:p text:style-name="Text_20_body"/>
      <text:section text:style-name="Sect1" text:name="dW16cpTAEeeHLRIiVqSXOA@0-legend">
        <text:p text:style-name="P3">9.</text:p>
        <text:p text:style-name="Text_20_body">Question 9</text:p>
        <text:p text:style-name="Text_20_body">Consider the two statements. Choose the one correct option.</text:p>
        <text:list xml:id="list4026972914" text:style-name="L1">
          <text:list-item>
            <text:p text:style-name="P4">Microservices must be in the same language and framework</text:p>
          </text:list-item>
        </text:list>
        <text:p text:style-name="Text_20_body">2. Microservices can be replicated for scaling</text:p>
        <text:p text:style-name="P3">1 point</text:p>
      </text:section>
      <text:p text:style-name="Text_20_body">Only the first statement is true</text:p>
      <text:p text:style-name="Text_20_body"><text:span text:style-name="T1">Only the second statement is true</text:span> </text:p>
      <text:p text:style-name="Text_20_body">Both statements are true</text:p>
      <text:p text:style-name="Text_20_body">Neither statement is true </text:p>
      <text:section text:style-name="Sect1" text:name="5vRIr5TAEee_dAqwWML0oA@0-legend">
        <text:p text:style-name="P3"><text:soft-page-break/>10.</text:p>
        <text:p text:style-name="Text_20_body">Question 10</text:p>
        <text:p text:style-name="Text_20_body">Which are the advantages of microservices? Choose the <text:span text:style-name="Strong_20_Emphasis">two correct</text:span> answers.</text:p>
        <text:p text:style-name="P3">1 point</text:p>
      </text:section>
      <text:p text:style-name="Text_20_body">Testing is simple </text:p>
      <text:p text:style-name="Text_20_body"><text:span text:style-name="T1">Small teams can develop microservices quickly</text:span> </text:p>
      <text:p text:style-name="P1">Services can be scaled independently</text:p>
      <text:p text:style-name="Text_20_body">Performance is very good </text:p>
      <text:p text:style-name="Text_20_body"/>
      <text:p text:style-name="Text_20_body"/>
      <text:p text:style-name="Text_20_body"/>
      <text:section text:style-name="Sect1" text:name="M4mJ75TBEeeHLRIiVqSXOA@0-legend">
        <text:p text:style-name="P3">11.</text:p>
        <text:p text:style-name="Text_20_body">Question 11</text:p>
        <text:p text:style-name="Text_20_body">How can you pass parameters in a REST call? Select the <text:span text:style-name="Strong_20_Emphasis">two correct</text:span> answers.</text:p>
        <text:p text:style-name="P3">1 point</text:p>
      </text:section>
      <text:p text:style-name="Text_20_body">In the SOAP header </text:p>
      <text:p text:style-name="Text_20_body">In the HTTP header </text:p>
      <text:p text:style-name="Text_20_body"><text:span text:style-name="T1">In XML</text:span> </text:p>
      <text:p text:style-name="Text_20_body"><text:span text:style-name="T1">In the URL</text:span> </text:p>
      <text:p text:style-name="Text_20_body"/>
      <text:p text:style-name="Text_20_body"/>
      <text:p text:style-name="Text_20_body"/>
      <text:p text:style-name="Text_20_body"/>
      <text:section text:style-name="Sect1" text:name="cw2cFJTBEeeHLRIiVqSXOA@0-legend">
        <text:p text:style-name="P3">12.</text:p>
        <text:p text:style-name="Text_20_body">Question 12</text:p>
        <text:p text:style-name="Text_20_body">Consider the following two statements about RESTful web services. Choose the one correct option</text:p>
        <text:list xml:id="list1677774872" text:style-name="L2">
          <text:list-item>
            <text:p text:style-name="P5">Requests can be sent in simple text</text:p>
          </text:list-item>
        </text:list>
        <text:p text:style-name="Text_20_body">2. PUT is usually used to create new resource</text:p>
        <text:p text:style-name="P3">1 point</text:p>
      </text:section>
      <text:p text:style-name="P1">Only the first statement is true</text:p>
      <text:p text:style-name="Text_20_body">Only the second statement is true </text:p>
      <text:p text:style-name="Text_20_body">Both statements are true</text:p>
      <text:p text:style-name="Text_20_body">Neither statement is tru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08:43:13.134053010</meta:creation-date>
    <dc:date>2021-08-11T13:17:28.137952187</dc:date>
    <meta:editing-duration>PT4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99" meta:word-count="442" meta:character-count="2563" meta:non-whitespace-character-count="2197"/>
  </office:meta>
</office:document-meta>
</file>